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-0.778cm" fo:margin-top="0.423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4" style:family="paragraph" style:parent-style-name="Text_20_body">
      <style:paragraph-properties fo:margin-left="0cm" fo:margin-right="-0.778cm" fo:margin-top="0.423cm" fo:margin-bottom="0.212cm" fo:line-height="150%" fo:text-align="start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weight-complex="normal"/>
    </style:style>
    <style:style style:name="P5" style:family="paragraph" style:parent-style-name="Heading_20_1">
      <style:paragraph-properties fo:margin-left="-1.251cm" fo:margin-right="-0.78cm" fo:margin-top="0.212cm" fo:margin-bottom="0.212cm" fo:line-height="100%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style:line-height-at-least="0.529cm" fo:text-align="center" style:justify-single-word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line-height-at-least="0.529cm" fo:text-align="center" style:justify-single-word="false" style:snap-to-layout-grid="false">
        <style:tab-stops>
          <style:tab-stop style:position="0cm"/>
        </style:tab-stops>
      </style:paragraph-properties>
      <style:text-properties fo:color="#000000" fo:font-size="14pt" fo:language="en" fo:country="US" fo:font-style="normal" fo:font-weight="bold" style:font-size-asian="14pt" style:font-style-asian="normal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.212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1" style:family="paragraph" style:parent-style-name="Text_20_body" style:list-style-name="L1">
      <style:paragraph-properties fo:margin-left="0cm" fo:margin-right="0.046cm" fo:margin-top="0cm" fo:margin-bottom="0cm" fo:line-height="150%" fo:text-align="justify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2" style:family="paragraph" style:parent-style-name="Text_20_body">
      <style:paragraph-properties fo:margin-left="0cm" fo:margin-right="-0.778cm" fo:margin-top="0.423cm" fo:margin-bottom="0.212cm" fo:line-height="150%" fo:text-align="start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-0.778cm" fo:margin-top="0.423cm" fo:margin-bottom="0.212cm" fo:line-height="150%" fo:text-align="start" style:justify-single-word="false" fo:text-indent="0.953cm" style:auto-text-indent="false" style:snap-to-layout-grid="false">
        <style:tab-stops>
          <style:tab-stop style:position="17.244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weight-complex="normal"/>
    </style:style>
    <style:style style:name="P14" style:family="paragraph" style:parent-style-name="Text_20_body" style:master-page-name="">
      <style:paragraph-properties fo:margin-left="0cm" fo:margin-right="0.023cm" fo:margin-top="0.423cm" fo:margin-bottom="0.212cm" fo:line-height="150%" fo:text-align="start" style:justify-single-word="false" fo:text-indent="0.953cm" style:auto-text-indent="false" style:page-number="auto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1" style:family="text">
      <style:text-properties fo:color="#000000" fo:font-size="14pt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2" style:family="text">
      <style:text-properties fo:color="#000000" fo:font-size="12pt" fo:language="en" fo:country="US" fo:font-style="normal" fo:font-weight="bold" style:font-size-asian="12pt" style:font-style-asian="normal" style:font-weight-asian="bold" style:font-size-complex="12pt" style:font-weight-complex="bold"/>
    </style:style>
    <style:style style:name="T3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4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fo:color="#000000" fo:language="en" fo:country="US" fo:font-style="normal" style:font-style-asian="normal"/>
    </style:style>
    <style:style style:name="T6" style:family="text">
      <style:text-properties fo:color="#000000" fo:language="ru" fo:country="RU" fo:font-style="normal" style:font-style-asian="normal"/>
    </style:style>
    <style:style style:name="T7" style:family="text">
      <style:text-properties fo:language="en" fo:country="US"/>
    </style:style>
    <style:style style:name="T8" style:family="text">
      <style:text-properties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Лабораторная работа 7</text:p>
      <text:h text:style-name="P5" text:outline-level="1">Методические указания</text:h>
      <text:p text:style-name="P7">Функции более высокого порядка</text:p>
      <text:p text:style-name="P7"/>
      <text:p text:style-name="P2"><text:span text:style-name="T5">Цель работы: приобрести навыки </text:span><text:span text:style-name="T6">использования ф</text:span><text:span text:style-name="T5">ункци</text:span><text:span text:style-name="T6">й</text:span><text:span text:style-name="T5"> более высокого порядка</text:span><text:span text:style-name="T6"> в </text:span><text:span text:style-name="T5">Lisp</text:span></text:p>
      <text:p text:style-name="P1"><text:span text:style-name="T2">Задачи работы:</text:span><text:span text:style-name="T1"> </text:span><text:span text:style-name="T4">изучить свойства символа, функциональное значение функции, способы композиции функций, способы организации и использования функций более высокого порядка в </text:span><text:span text:style-name="T3">Lisp</text:span><text:span text:style-name="T4">.</text:span></text:p>
      <text:p text:style-name="P8"/>
      <text:p text:style-name="P3">Краткие теоретические сведения</text:p>
      <text:p text:style-name="P14">Ф<text:span text:style-name="T7">ункци</text:span>и<text:span text:style-name="T7"> более высокого порядка</text:span> в <text:span text:style-name="T7">Lisp —</text:span> это функции, которые либо используют функцию (функции в качестве своих аргументов), либо в результате своей работы возвращает функциональный объект, который можно в дальнейшем использовать.</text:p>
      <text:p text:style-name="P13"><text:span text:style-name="T8">Существует возможность абстракции на этапе определения функции, т.е. пар</text:span>аметрический способ определения функции.</text:p>
      <text:p text:style-name="P4">Во время работы функции используют символы — атомы. которые в одно и то же время могут быть связаны со значением, определением функции, списком свойств, что определяет возможность контекстного использования символа в процессе работы программы.</text:p>
      <text:p text:style-name="P9">Указания к выполнению работы</text:p>
      <text:p text:style-name="P10">При выполнении лабораторной работы следует </text:p>
      <text:list xml:id="list5546616881063615479" text:style-name="L1">
        <text:list-item>
          <text:p text:style-name="P11">изучить правила и особенности организации <text:s/>функций разных видов функций более высокого порядка и их использования.</text:p>
        </text:list-item>
      </text:list>
      <text:p text:style-name="P12"><text:s/>Электронная версия лабораторной работы защищается по окончании рабо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91cm" fo:margin-right="0cm" fo:text-align="center" style:justify-single-word="false" fo:text-indent="0.191cm" style:auto-text-indent="false" fo:keep-with-next="always"/>
      <style:text-properties fo:font-size="14pt" fo:font-weight="bold" style:font-size-asian="14pt" style:font-weight-asian="bold" style:font-weight-complex="bold"/>
    </style:style>
    <style:style style:name="WW8Num9z0" style:family="text">
      <style:text-properties style:font-name="Wingdings 2" style:font-name-complex="OpenSymbol"/>
    </style:style>
    <style:style style:name="WW8Num9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>
      <text:list-level-style-bullet text:level="1" text:style-name="WW8Num9z0" text:bullet-char="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  <style:text-properties style:font-name="Wingdings 2"/>
      </text:list-level-style-bullet>
      <text:list-level-style-bullet text:level="2" text:style-name="WW8Num9z1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  <style:text-properties style:font-name="OpenSymbol"/>
      </text:list-level-style-bullet>
      <text:list-level-style-bullet text:level="3" text:style-name="WW8Num9z1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  <style:text-properties style:font-name="OpenSymbol"/>
      </text:list-level-style-bullet>
      <text:list-level-style-bullet text:level="4" text:style-name="WW8Num9z0" text:bullet-char="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  <style:text-properties style:font-name="Wingdings 2"/>
      </text:list-level-style-bullet>
      <text:list-level-style-bullet text:level="5" text:style-name="WW8Num9z1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  <style:text-properties style:font-name="OpenSymbol"/>
      </text:list-level-style-bullet>
      <text:list-level-style-bullet text:level="6" text:style-name="WW8Num9z1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  <style:text-properties style:font-name="OpenSymbol"/>
      </text:list-level-style-bullet>
      <text:list-level-style-bullet text:level="7" text:style-name="WW8Num9z0" text:bullet-char="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  <style:text-properties style:font-name="Wingdings 2"/>
      </text:list-level-style-bullet>
      <text:list-level-style-bullet text:level="8" text:style-name="WW8Num9z1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  <style:text-properties style:font-name="OpenSymbol"/>
      </text:list-level-style-bullet>
      <text:list-level-style-bullet text:level="9" text:style-name="WW8Num9z1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u7 bmstu</meta:initial-creator>
    <meta:creation-date>2014-03-22T20:11:10.81</meta:creation-date>
    <dc:date>2020-02-06T15:17:50.43</dc:date>
    <meta:editing-duration>PT14M17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3" meta:word-count="154" meta:character-count="1201"/>
  </office:meta>
</office:document-meta>
</file>